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8eb1b"/>
    </style:style>
    <style:style style:name="P2" style:family="paragraph" style:parent-style-name="Standard">
      <style:text-properties officeooo:rsid="0019df52" officeooo:paragraph-rsid="0019df52"/>
    </style:style>
    <style:style style:name="P3" style:family="paragraph" style:parent-style-name="Standard">
      <style:text-properties officeooo:rsid="0019df52" officeooo:paragraph-rsid="0019f309"/>
    </style:style>
    <style:style style:name="P4" style:family="paragraph" style:parent-style-name="Standard">
      <style:text-properties officeooo:rsid="0019df52" officeooo:paragraph-rsid="001a117a"/>
    </style:style>
    <style:style style:name="T1" style:family="text">
      <style:text-properties officeooo:rsid="00189e56"/>
    </style:style>
    <style:style style:name="T2" style:family="text">
      <style:text-properties officeooo:rsid="0018eb1b"/>
    </style:style>
    <style:style style:name="T3" style:family="text">
      <style:text-properties officeooo:rsid="0019df52"/>
    </style:style>
    <style:style style:name="T4" style:family="text">
      <style:text-properties fo:font-style="normal" style:font-style-asian="normal" style:font-style-complex="normal"/>
    </style:style>
    <style:style style:name="T5" style:family="text">
      <style:text-properties fo:font-style="normal" officeooo:rsid="0019df52" style:font-style-asian="normal" style:font-style-complex="normal"/>
    </style:style>
    <style:style style:name="T6" style:family="text">
      <style:text-properties officeooo:rsid="0019f309"/>
    </style:style>
    <style:style style:name="T7" style:family="text">
      <style:text-properties officeooo:rsid="001a117a"/>
    </style:style>
    <style:style style:name="T8" style:family="text">
      <style:text-properties fo:font-weight="bold" officeooo:rsid="001a117a" style:font-weight-asian="bold" style:font-weight-complex="bold"/>
    </style:style>
    <style:style style:name="T9" style:family="text">
      <style:text-properties fo:font-weight="bold" officeooo:rsid="0019f309"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près avoir effectué des recherche pour voir comment calculer la position du soleil par rapport à un lieu en fonction d'un temps qui est donnée on a trouve sur le site </text:span><text:a xlink:type="simple" xlink:href="http://www.nrel.gov/midc/spa/"><text:span text:style-name="T1">http://www.nrel.gov/midc/spa/</text:span></text:a><text:span text:style-name="T1"> un algorithme Solar Position Algorithm (SPA) qui est écrit en C qui permet de calculer le zenith et l'azimuth du soleil pour une position donnée en longitude et latitude en précisant le timezone de cette position et aussi d'autre valeur comme la pression atmosphérique, l'élévation du lieu,.. (ces données nous les définirons par défaut par des valeurs normal). Pour chaque position donnée l'algorithme nous donne le zenith, l'azimuth, le </text:span>Sunrise, <text:span text:style-name="T2">le </text:span>Sunset, <text:span text:style-name="T3">les cordonnées </text:span><text:span text:style-name="Emphasis"><text:span text:style-name="T4">héliocentri</text:span></text:span><text:span text:style-name="Emphasis"><text:span text:style-name="T5">qu</text:span></text:span><text:span text:style-name="Emphasis"><text:span text:style-name="T4">e</text:span></text:span><text:span text:style-name="T3"> et géocentrique</text:span> …</text:p>
      <text:p text:style-name="P1"/>
      <text:p text:style-name="P2">Après avoir bien étudié l'algorithme on lui a adapté à notre problème pour avoir le zenith et l'azimuth en fonction de deux dates, d'un timezone, d'un pas (<text:span text:style-name="T6">unité en minute</text:span> pour aller de la première date à la seconde date) et d'une position (longitude et latitude).</text:p>
      <text:p text:style-name="P2"/>
      <text:p text:style-name="P3">Notre algorithme reçoit <text:span text:style-name="T6">ces</text:span> <text:span text:style-name="T6">paramètre sous la forme d'</text:span>une <text:span text:style-name="T6">chaîne</text:span> de caractère <text:span text:style-name="T6">vérifie la validation des paramètres et calcul à partir de la date de début jusqu'à la date de fin en fonction du pas (unité en minute) toute les positions zenith et azimuth en vérifiant qu'on est bien entre le sunrise et sunset du coordonné donnée pour générer un fichier </text:span><text:span text:style-name="T9">az_result.dat</text:span><text:span text:style-name="T6"> ou se trouve toutes les positions zenith et azimuth valides.</text:span></text:p>
      <text:p text:style-name="P3"/>
      <text:p text:style-name="P4"><text:span text:style-name="T6">Pour faire cet algorithme nous avons écrit une class date qui nous permet d'abord de vérifier qu'une chaîne de caractère est valide (entre 1900/01/01 et 9999/12/31) pour une date, qui nous permet de comparer deux dates, d'ajouter à une date un nombre de minute,...</text:span></text:p>
      <text:p text:style-name="P4"><text:span text:style-name="T7">Le format d'une date valide en chaîne de caractère est </text:span><text:span text:style-name="T8">yyyy:mm:dd:hh:mm:ss,</text:span><text:span text:style-name="T7"> </text:span><text:span text:style-name="T8">yyyy:mm:dd</text:span><text:span text:style-name="T7"> est obligatoire dans la chaî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3T18:39:06.743036434</meta:creation-date>
    <dc:date>2015-10-23T20:10:36.386686797</dc:date>
    <meta:editing-duration>PT28S</meta:editing-duration>
    <meta:editing-cycles>1</meta:editing-cycles>
    <meta:document-statistic meta:table-count="0" meta:image-count="0" meta:object-count="0" meta:page-count="1" meta:paragraph-count="5" meta:word-count="289" meta:character-count="1775" meta:non-whitespace-character-count="1491"/>
    <meta:generator>LibreOffice/4.2.8.2$Linux_X86_64 LibreOffice_project/420m0$Build-2</meta:generator>
  </office:meta>
</office:document-meta>
</file>